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9dd" officeooo:paragraph-rsid="001e69dd"/>
    </style:style>
    <style:style style:name="P2" style:family="paragraph" style:parent-style-name="Standard">
      <style:text-properties officeooo:rsid="001fcea2" officeooo:paragraph-rsid="001fcea2"/>
    </style:style>
    <style:style style:name="P3" style:family="paragraph" style:parent-style-name="Standard">
      <style:text-properties officeooo:rsid="0020d246" officeooo:paragraph-rsid="0020d246"/>
    </style:style>
    <style:style style:name="P4" style:family="paragraph" style:parent-style-name="Segundo_20_título_20_2">
      <style:text-properties officeooo:paragraph-rsid="002acce4"/>
    </style:style>
    <style:style style:name="P5" style:family="paragraph" style:parent-style-name="Text_20_body">
      <style:text-properties officeooo:paragraph-rsid="00256f35"/>
    </style:style>
    <style:style style:name="P6" style:family="paragraph" style:parent-style-name="Text_20_body">
      <style:text-properties officeooo:paragraph-rsid="00293288"/>
    </style:style>
    <style:style style:name="P7" style:family="paragraph" style:parent-style-name="Text_20_body">
      <style:text-properties officeooo:paragraph-rsid="002acce4"/>
    </style:style>
    <style:style style:name="P8" style:family="paragraph" style:parent-style-name="Text_20_body">
      <style:text-properties officeooo:rsid="001fcea2" officeooo:paragraph-rsid="002acce4"/>
    </style:style>
    <style:style style:name="T1" style:family="text">
      <style:text-properties officeooo:rsid="001fcea2"/>
    </style:style>
    <style:style style:name="T2" style:family="text">
      <style:text-properties officeooo:rsid="0020d246"/>
    </style:style>
    <style:style style:name="T3" style:family="text">
      <style:text-properties fo:color="#f10d0c" style:font-name="Liberation Sans" fo:font-size="12pt" officeooo:rsid="00247b43" style:font-size-asian="12pt" style:font-size-complex="12pt"/>
    </style:style>
    <style:style style:name="T4" style:family="text">
      <style:text-properties fo:color="#f10d0c" style:font-name="Liberation Sans" fo:font-size="12pt" officeooo:rsid="00251ade"/>
    </style:style>
    <style:style style:name="T5" style:family="text">
      <style:text-properties fo:color="#f10d0c" style:text-position="super 58%" style:font-name="Liberation Sans" fo:font-size="7.5pt" officeooo:rsid="00251ade"/>
    </style:style>
    <style:style style:name="T6" style:family="text">
      <style:text-properties fo:color="#f10d0c" style:text-position="0% 100%" style:font-name="Liberation Sans" fo:font-size="12pt" officeooo:rsid="0026ccc3" style:font-size-asian="12pt" style:font-size-complex="12pt"/>
    </style:style>
    <style:style style:name="T7" style:family="text">
      <style:text-properties style:text-position="0% 100%" style:font-name="Liberation Sans" fo:font-size="12pt" style:font-size-asian="12pt" style:font-size-complex="12pt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officeooo:rsid="00247b43" style:font-size-asian="12pt" style:font-size-complex="12pt"/>
    </style:style>
    <style:style style:name="T10" style:family="text">
      <style:text-properties style:font-name="Liberation Sans" fo:font-size="12pt" officeooo:rsid="002452f0" style:font-size-asian="12pt" style:font-size-complex="12pt"/>
    </style:style>
    <style:style style:name="T11" style:family="text">
      <style:text-properties style:font-name="Liberation Sans" fo:font-size="12pt" officeooo:rsid="00248998" style:font-size-asian="12pt" style:font-size-complex="12pt"/>
    </style:style>
    <style:style style:name="T12" style:family="text">
      <style:text-properties style:font-name="Liberation Sans" fo:font-size="12pt" officeooo:rsid="00251ade" style:font-size-asian="12pt" style:font-size-complex="12pt"/>
    </style:style>
    <style:style style:name="T13" style:family="text">
      <style:text-properties style:font-name="Liberation Sans" fo:font-size="12pt" officeooo:rsid="00256f35" style:font-size-asian="12pt" style:font-size-complex="12pt"/>
    </style:style>
    <style:style style:name="T14" style:family="text">
      <style:text-properties style:font-name="Liberation Sans" fo:font-size="12pt" fo:font-style="italic" officeooo:rsid="002452f0" style:font-size-asian="12pt" style:font-style-asian="italic" style:font-size-complex="12pt" style:font-style-complex="italic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officeooo:rsid="00251ade"/>
    </style:style>
    <style:style style:name="T17" style:family="text">
      <style:text-properties fo:color="#000000" style:text-position="0% 100%" style:font-name="Liberation Sans" fo:font-size="7.5pt" officeooo:rsid="00251ade"/>
    </style:style>
    <style:style style:name="T18" style:family="text">
      <style:text-properties fo:color="#000000" style:text-position="0% 100%" style:font-name="Liberation Sans" fo:font-size="12pt" officeooo:rsid="00256f35" style:font-size-asian="10.5pt" style:font-size-complex="12pt"/>
    </style:style>
    <style:style style:name="T19" style:family="text">
      <style:text-properties fo:color="#000000" style:text-position="0% 100%" style:font-name="Liberation Sans" fo:font-size="12pt" officeooo:rsid="0026ccc3" style:font-size-asian="10.5pt" style:font-size-complex="12pt"/>
    </style:style>
    <style:style style:name="T20" style:family="text">
      <style:text-properties fo:color="#000000" style:text-position="0% 100%" style:font-name="Liberation Sans" fo:font-size="12pt" officeooo:rsid="00256f35" style:font-size-asian="12pt" style:font-size-complex="12pt"/>
    </style:style>
    <style:style style:name="T21" style:family="text">
      <style:text-properties fo:color="#000000" style:text-position="0% 100%" style:font-name="Liberation Sans" fo:font-size="12pt" officeooo:rsid="0026ccc3" style:font-size-asian="12pt" style:font-size-complex="12pt"/>
    </style:style>
    <style:style style:name="T22" style:family="text">
      <style:text-properties fo:color="#000000" style:text-position="0% 100%" style:font-name="Liberation Sans" fo:font-size="12pt" fo:font-style="normal" officeooo:rsid="0026ccc3" style:font-size-asian="12pt" style:font-style-asian="normal" style:font-size-complex="12pt" style:font-style-complex="normal"/>
    </style:style>
    <style:style style:name="T23" style:family="text">
      <style:text-properties fo:color="#000000" style:text-position="0% 100%" style:font-name="Liberation Sans" fo:font-size="12pt" officeooo:rsid="0026ccc3" style:font-size-asian="12pt" style:font-size-complex="12pt"/>
    </style:style>
    <style:style style:name="T24" style:family="text">
      <style:text-properties fo:color="#000000" style:text-position="0% 100%" style:font-name="Liberation Sans" fo:font-size="12pt" officeooo:rsid="002784c8" style:font-size-asian="12pt" style:font-size-complex="12pt"/>
    </style:style>
    <style:style style:name="T25" style:family="text">
      <style:text-properties fo:color="#000000" style:text-position="0% 100%" style:font-name="Liberation Sans" fo:font-size="12pt" officeooo:rsid="00293288" style:font-size-asian="12pt" style:font-size-complex="12pt"/>
    </style:style>
    <style:style style:name="T26" style:family="text">
      <style:text-properties fo:color="#000000" style:text-position="0% 100%" style:font-name="Liberation Sans" fo:font-size="12pt" officeooo:rsid="002acce4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/>
      <text:h text:style-name="Heading_20_1" text:outline-level="1">Materials and Methods</text:h>
      <text:p text:style-name="P2"/>
      <text:h text:style-name="Segundo_20_título_20_2" text:outline-level="2">Algal Material, Growth Conditions, and Sample Collection</text:h>
      <text:p text:style-name="P2"/>
      <text:p text:style-name="P6"><text:span text:style-name="T14">Ostreococcus tauri</text:span><text:span text:style-name="T8"> was obtained from *</text:span><text:span text:style-name="T3">no se donde</text:span><text:span text:style-name="T9">*</text:span><text:span text:style-name="T8">. Acaryochloris Marina Medium </text:span><text:span text:style-name="T9">(MAM)</text:span><text:span text:style-name="T8"> </text:span><text:span text:style-name="T9">based in artificial see water</text:span><text:span text:style-name="T8"> (ASW) </text:span><text:span text:style-name="T7">(KESTER et al., 1967)</text:span><text:span text:style-name="T8">⁠ </text:span><text:span text:style-name="T13">were used as growing medium</text:span><text:span text:style-name="T8">. Cells </text:span><text:span text:style-name="T10">w</text:span><text:span text:style-name="T8">ere grown </text:span><text:span text:style-name="T11">in photobiorreactors under continuous regime and neumatic agitation (bubbled with air supplemented with 1% (v/v) CO2 as carbon source).</text:span><text:span text:style-name="T8"> </text:span><text:span text:style-name="T12">C</text:span><text:span text:style-name="T8">ultur</text:span><text:span text:style-name="T12">e </text:span><text:span text:style-name="T8">growth </text:span><text:span text:style-name="T12">conditions </text:span><text:span text:style-name="T8">were comput</text:span><text:span text:style-name="T12">ationally </text:span><text:span text:style-name="T8">controlled: </text:span><text:span text:style-name="T13">t</text:span><text:span text:style-name="T12">emperature was set at 20ºC, pH </text:span><text:span text:style-name="T13">at </text:span><text:span text:style-name="T12">8</text:span><text:span text:style-name="T13"> and</text:span><text:span text:style-name="T12"> </text:span><text:span text:style-name="T15">fresh feed flo</text:span><text:span text:style-name="T16">w rate (dilution rate) at </text:span><text:span text:style-name="T4">0.4d</text:span><text:span text:style-name="T5">-1 </text:span><text:span text:style-name="T17">. </text:span><text:span text:style-name="T18">Moreover, </text:span><text:span text:style-name="T19">l</text:span><text:span text:style-name="T21">ight were gradually increased until an irradiance of </text:span><text:span text:style-name="T21">1500 μE m−2 s−1 during the hours of light </text:span><text:span text:style-name="T24">that </text:span><text:span text:style-name="T21">correspond</text:span><text:span text:style-name="T24">s</text:span><text:span text:style-name="T21"> to each simulated photoperiod</text:span><text:span text:style-name="T18">.</text:span><text:span text:style-name="T20"> </text:span><text:span text:style-name="T22">Long day</text:span><text:span text:style-name="T21"> light regimen consists of 16h of light and 8h of dark, while short day light regimen consists of 8h of light and 16h of dark.</text:span></text:p>
      <text:p text:style-name="P6"><text:span text:style-name="T21">Cultures at exponential phase with </text:span><text:span text:style-name="T6">45 μg/mL </text:span><text:span text:style-name="T21">chlorophyll content were used in our experiments. Cells were collected by centrifugation at 3500 × g for 5 min at 4◦C. </text:span></text:p>
      <text:p text:style-name="Segundo_20_título_20_2">RNA-Seq Data Generation and Processing</text:p>
      <text:p text:style-name="P7"><text:span text:style-name="T21">Cell pellets </text:span><text:span text:style-name="T25">used for RNA extraction</text:span><text:span text:style-name="T21"> were washed with PBS, flash frozen with liquid Nitrogen and stored at −80◦C. </text:span></text:p>
      <text:p text:style-name="Segundo_20_título_20_2">SWATH proteomics Data Generation and Processing</text:p>
      <text:p text:style-name="P8"><text:span text:style-name="T21">Cell pellets </text:span><text:span text:style-name="T25">used for </text:span><text:span text:style-name="T26">protein</text:span><text:span text:style-name="T25"> extraction</text:span><text:span text:style-name="T21"> were washed with PBS, flash frozen with liquid Nitrogen and stored at −80◦C. </text:span></text:p>
      <text:p text:style-name="Segundo_20_título_20_2">Cell cytometry data Generation and Processing</text:p>
      <text:p text:style-name="P8"><text:span text:style-name="T21">Cell pellets </text:span><text:span text:style-name="T25">used for </text:span><text:span text:style-name="T26">cell cytometry</text:span><text:span text:style-name="T25"> </text:span><text:span text:style-name="T26">analysis</text:span><text:span text:style-name="T21"> were washed with PBS </text:span><text:span text:style-name="T26">and...</text:span></text:p>
      <text:p text:style-name="Segundo_20_título_20_2">Pulse-Amplitude-Modulation Fluorometry</text:p>
      <text:p text:style-name="P4">Starch Content Data Generation and Processing</text:p>
      <text:p text:style-name="Segundo_20_título_20_2"><text:line-break/>Carotenoid Content Data Generation and Processing</text:p>
      <text:p text:style-name="Segundo_20_título_20_2"><text:line-break/>Rhythmic Patterns Detection and Characterization</text:p>
      <text:p text:style-name="P2"/>
      <text:p text:style-name="P3">(9 de Mayo)</text:p>
      <text:p text:style-name="P2"/>
      <text:p text:style-name="P2"><text:soft-page-break/>Hypothesis and Objetives</text:p>
      <text:p text:style-name="P2"/>
      <text:p text:style-name="P1"/>
      <text:p text:style-name="P2">Results</text:p>
      <text:p text:style-name="P1">Chapter 1. <text:s/><text:span text:style-name="T2">(30 - 40)</text:span><text:line-break/>AlgaeFUN with MARACAS</text:p>
      <text:p text:style-name="P1">Chlorophyta</text:p>
      <text:p text:style-name="P1">Tabla con las características genómicas y fisiológicas. </text:p>
      <text:p text:style-name="P1"/>
      <text:p text:style-name="P1">C<text:span text:style-name="T1">hapter 2. </text:span></text:p>
      <text:p text:style-name="P2">Paper de Haematococcus. </text:p>
      <text:p text:style-name="P2"/>
      <text:p text:style-name="P3">(23 de Mayo)</text:p>
      <text:p text:style-name="P2"/>
      <text:p text:style-name="P2">Chapter 3. </text:p>
      <text:p text:style-name="P3">Transcriptomics diurnal/seasonal. </text:p>
      <text:p text:style-name="P3"/>
      <text:p text:style-name="P3">Chapter 4. </text:p>
      <text:p text:style-name="P3">Proteomics diurnal/seanol. </text:p>
      <text:p text:style-name="P3"/>
      <text:p text:style-name="P3">Chapter 5. </text:p>
      <text:p text:style-name="P3">Physiological. Integration</text:p>
      <text:p text:style-name="P3"/>
      <text:p text:style-name="P3">Discussions</text:p>
      <text:p text:style-name="P3"/>
      <text:p text:style-name="P3">Results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egundo_20_título_20_2" style:display-name="Segundo título 2" style:family="paragraph" style:parent-style-name="Heading_20_2" style:default-outline-level="" style:list-style-name="">
      <style:text-properties style:font-name="Liberation Serif" fo:font-family="'Liberation Serif'" style:font-family-generic="roman" style:font-pitch="variable" fo:font-size="13pt" style:font-size-asian="13pt" style:font-size-complex="13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50:23.964719485</meta:creation-date>
    <dc:date>2022-05-02T15:26:57.473692023</dc:date>
    <meta:editing-duration>PT27M5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95" meta:character-count="1970" meta:non-whitespace-character-count="1694"/>
    <meta:user-defined meta:name="Mendeley Citation Style_1">http://www.zotero.org/styles/apa</meta:user-defined>
    <meta:user-defined meta:name="Mendeley Document_1">True</meta:user-defined>
    <meta:user-defined meta:name="Mendeley Unique User Id_1">9c773672-ea77-3d3f-8225-53d0751e79a0</meta:user-defined>
  </office:meta>
</office:document-meta>
</file>